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paragraph-rsid="000cf587" style:font-weight-asian="bold" style:font-weight-complex="bold"/>
    </style:style>
    <style:style style:name="P4" style:family="paragraph" style:parent-style-name="Standard">
      <style:text-properties officeooo:rsid="000cf587" officeooo:paragraph-rsid="000cf587"/>
    </style:style>
    <style:style style:name="P5" style:family="paragraph" style:parent-style-name="Standard">
      <style:text-properties officeooo:paragraph-rsid="000cf587"/>
    </style:style>
    <style:style style:name="P6" style:family="paragraph" style:parent-style-name="Standard">
      <style:text-properties fo:font-weight="bold" officeooo:rsid="000cf587" officeooo:paragraph-rsid="000cf587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e4d4d" style:font-weight-asian="bold" style:font-weight-complex="bold"/>
    </style:style>
    <style:style style:name="P9" style:family="paragraph" style:parent-style-name="Standard">
      <style:text-properties officeooo:paragraph-rsid="000e4d4d"/>
    </style:style>
    <style:style style:name="P10" style:family="paragraph" style:parent-style-name="Standard">
      <style:text-properties officeooo:rsid="001112f6" officeooo:paragraph-rsid="001112f6"/>
    </style:style>
    <style:style style:name="P11" style:family="paragraph" style:parent-style-name="Standard">
      <style:text-properties officeooo:rsid="001332eb" officeooo:paragraph-rsid="001332eb"/>
    </style:style>
    <style:style style:name="P12" style:family="paragraph" style:parent-style-name="Standard">
      <style:text-properties fo:font-weight="bold" officeooo:paragraph-rsid="001004b8" style:font-weight-asian="bold" style:font-weight-complex="bold"/>
    </style:style>
    <style:style style:name="P13" style:family="paragraph" style:parent-style-name="Standard">
      <style:text-properties officeooo:rsid="0014e8e1" officeooo:paragraph-rsid="0014e8e1"/>
    </style:style>
    <style:style style:name="P14" style:family="paragraph" style:parent-style-name="Standard">
      <style:text-properties officeooo:paragraph-rsid="001004b8"/>
    </style:style>
    <style:style style:name="P15" style:family="paragraph" style:parent-style-name="Standard">
      <style:text-properties officeooo:paragraph-rsid="0016ca9b"/>
    </style:style>
    <style:style style:name="P16" style:family="paragraph" style:parent-style-name="Standard">
      <style:text-properties officeooo:rsid="00172278" officeooo:paragraph-rsid="00172278"/>
    </style:style>
    <style:style style:name="P17" style:family="paragraph" style:parent-style-name="Standard">
      <style:text-properties officeooo:rsid="0018dc50" officeooo:paragraph-rsid="0018dc50"/>
    </style:style>
    <style:style style:name="P18" style:family="paragraph" style:parent-style-name="Standard">
      <style:text-properties officeooo:rsid="001aa69b" officeooo:paragraph-rsid="001aa69b"/>
    </style:style>
    <style:style style:name="P19" style:family="paragraph" style:parent-style-name="Standard">
      <style:text-properties officeooo:rsid="001b99ca" officeooo:paragraph-rsid="001b99ca"/>
    </style:style>
    <style:style style:name="P20" style:family="paragraph" style:parent-style-name="Standard">
      <style:text-properties officeooo:rsid="001c619b" officeooo:paragraph-rsid="001c619b"/>
    </style:style>
    <style:style style:name="P21" style:family="paragraph" style:parent-style-name="Standard">
      <style:text-properties officeooo:paragraph-rsid="00224437"/>
    </style:style>
    <style:style style:name="P22" style:family="paragraph" style:parent-style-name="Standard">
      <style:text-properties officeooo:rsid="00232c99" officeooo:paragraph-rsid="00232c99"/>
    </style:style>
    <style:style style:name="P23" style:family="paragraph" style:parent-style-name="Standard">
      <style:text-properties officeooo:rsid="0023d654" officeooo:paragraph-rsid="0023d654"/>
    </style:style>
    <style:style style:name="P24" style:family="paragraph" style:parent-style-name="Standard">
      <style:text-properties officeooo:rsid="002453c9" officeooo:paragraph-rsid="002453c9"/>
    </style:style>
    <style:style style:name="P25" style:family="paragraph" style:parent-style-name="Standard">
      <style:text-properties officeooo:rsid="00252675" officeooo:paragraph-rsid="00252675"/>
    </style:style>
    <style:style style:name="P26" style:family="paragraph" style:parent-style-name="Standard">
      <style:text-properties officeooo:rsid="00256755" officeooo:paragraph-rsid="002567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4d4d"/>
    </style:style>
    <style:style style:name="T3" style:family="text">
      <style:text-properties officeooo:rsid="000ffe7b"/>
    </style:style>
    <style:style style:name="T4" style:family="text">
      <style:text-properties officeooo:rsid="0011d0e7"/>
    </style:style>
    <style:style style:name="T5" style:family="text">
      <style:text-properties officeooo:rsid="00224437"/>
    </style:style>
    <style:style style:name="T6" style:family="text">
      <style:text-properties officeooo:rsid="0023d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</text:p>
      <text:p text:style-name="P2">1.<text:span text:style-name="T1">CONCEPTO DE ENTORNO DE DESARROLLO</text:span></text:p>
      <text:p text:style-name="P3">1 ¿Qué fase del proceso de desarrollo de software se menciona en el texto?</text:p>
      <text:p text:style-name="P4">Codificación</text:p>
      <text:p text:style-name="P5"/>
      <text:p text:style-name="P6">2 ¿Qué herramientas de apoyo se mencionan en el texto para el proceso de programación?</text:p>
      <text:p text:style-name="Standard">Editor de texto, compilador y depurador (IDE) </text:p>
      <text:p text:style-name="Standard"/>
      <text:p text:style-name="P7">3 ¿Qué componentes forman parte de un entorno de desarrollo integrado (IDE)?</text:p>
      <text:p text:style-name="Standard">Editor de texto, Compilador, Interprete, Depurador, Interfaz Gráfica de usuario. </text:p>
      <text:p text:style-name="Standard"/>
      <text:p text:style-name="P7">4 ¿Cuándo nacieron los primeros entornos de desarrollo integrados y cuándo se popularizaron?</text:p>
      <text:p text:style-name="Standard">Nacieron a principios de los años 70, pero se popularizaron en los 90. </text:p>
      <text:p text:style-name="Standard"/>
      <text:p text:style-name="P7">5 ¿Qué ejemplos de IDEs compatibles con varios lenguajes se mencionan en el texto?</text:p>
      <text:p text:style-name="Standard">Eclipse, NetBeans, Microsoft, Visual Studio (Code y Community 2022) </text:p>
      <text:p text:style-name="Standard"/>
      <text:p text:style-name="Standard"/>
      <text:p text:style-name="P2">2.<text:span text:style-name="T1">FUNCIONES DE UN ENTORNO DE DESARROLLO</text:span></text:p>
      <text:p text:style-name="P3">6 ¿Qué herramientas de programación componen un entorno de desarrollo?</text:p>
      <text:p text:style-name="P5">Editor de código fuente, compilador y/o intérprete, depurador y constructor de interfaz gráfica</text:p>
      <text:p text:style-name="Standard"/>
      <text:p text:style-name="P7">7 ¿Qué funciones avanzadas ofrece un editor de código en un IDE?</text:p>
      <text:p text:style-name="Standard">Coloración de sintaxis, <text:span text:style-name="T2">a</text:span>uto-completado de código, Auto-indentación, Asistentes y utilidades de gestión y generación de código</text:p>
      <text:p text:style-name="Standard"/>
      <text:p text:style-name="P8">8 ¿Qué características tiene la depuración de código en un IDE?</text:p>
      <text:p text:style-name="P9">Seguimiento e inspección de variable<text:span text:style-name="T2">s,</text:span> Puntos de ruptura <text:span text:style-name="T2">y</text:span> Ejecución paso a paso</text:p>
      <text:p text:style-name="Standard"/>
      <text:p text:style-name="P7">9 ¿Cómo ayuda un IDE en el control de versiones?</text:p>
      <text:p text:style-name="Standard">Almacenando los archivos de todos los colaboradores <text:span text:style-name="T2">de un proyecto, </text:span><text:span text:style-name="T3">y mecanismos de auto-recuperación<text:tab/></text:span></text:p>
      <text:p text:style-name="Standard"/>
      <text:p text:style-name="P7">10 ¿Qué es la refactorización de código y cómo se menciona en el texto?</text:p>
      <text:p text:style-name="P5">Son cambios menores en el código que facilitan su legibilidad sin alterar su funcionalidad</text:p>
      <text:p text:style-name="P5"/>
      <text:p text:style-name="P5"/>
      <text:p text:style-name="P3">La diferencia principal entre un framework y un IDE radica en sus funciones y propósitos:</text:p>
      <text:p text:style-name="P7">Framework</text:p>
      <text:p text:style-name="Standard"><text:tab/>• <text:span text:style-name="T1">Definición</text:span>: Un framework es un conjunto de herramientas, bibliotecas y convenciones que proporcionan una estructura estándar para desarrollar aplicaciones.</text:p>
      <text:p text:style-name="Standard"><text:tab/>• <text:span text:style-name="T1">Propósito</text:span>: Facilita el desarrollo de software al ofrecer componentes reutilizables y una arquitectura predefinida.</text:p>
      <text:p text:style-name="Standard"><text:tab/>• <text:span text:style-name="T1">Ejemplo</text:span>: .NET Framework, que incluye bibliotecas para manejar la interfaz de usuario, acceso a datos, conectividad de red, etc.</text:p>
      <text:p text:style-name="Standard"/>
      <text:p text:style-name="P7">IDE (Entorno de Desarrollo Integrado)</text:p>
      <text:p text:style-name="Standard"><text:tab/>• <text:span text:style-name="T1">Definición</text:span>: Un IDE es una aplicación de software que proporciona un conjunto de herramientas para escribir, depurar, compilar y gestionar código.</text:p>
      <text:p text:style-name="Standard"><text:tab/>• <text:span text:style-name="T1">Propósito</text:span>: Mejora la productividad del desarrollador al integrar varias herramientas de desarrollo en una sola interfaz.</text:p>
      <text:p text:style-name="Standard"><text:soft-page-break/><text:tab/>• <text:span text:style-name="T1">Ejemplo</text:span>: Microsoft Visual Studio, que incluye un editor de código, un depurador, un compilador, y herramientas de gestión de proyectos.</text:p>
      <text:p text:style-name="Standard"/>
      <text:p text:style-name="Standard">En resumen, un framework proporciona la base y las herramientas necesarias para construir aplicaciones, mientras que un IDE es el entorno donde los desarrolladores escriben y gestionan su código. Ambos son esenciales en el proceso de desarrollo de software, pero cumplen roles diferentes.</text:p>
      <text:p text:style-name="Standard"/>
      <text:p text:style-name="Standard"/>
      <text:p text:style-name="Standard"/>
      <text:p text:style-name="Standard"/>
      <text:p text:style-name="P2">3. <text:span text:style-name="T1">COMPONENTES DE UN ENTORNO DE DESARROLLO</text:span></text:p>
      <text:p text:style-name="Standard">11. <text:span text:style-name="T1">¿Cómo se realizaba la preparación de programas en las primeras etapas de la informática?</text:span></text:p>
      <text:p text:style-name="P10">Mediante una cadena de operaciones (Desarrollar, <text:span text:style-name="T4">compilar</text:span> y debug)</text:p>
      <text:p text:style-name="Standard"/>
      <text:p text:style-name="Standard">12. <text:span text:style-name="T1">¿Qué funciones realizaba el compilador en las primeras etapas de la informática?</text:span></text:p>
      <text:p text:style-name="P10">Traducir el código fuente a código objeto.</text:p>
      <text:p text:style-name="Standard"/>
      <text:p text:style-name="Standard">13. <text:span text:style-name="T1">¿Qué diferencia principal se menciona entre un editor de texto simple y un editor en un entorno de desarrollo moderno?</text:span></text:p>
      <text:p text:style-name="P10">El simple es sólo un editor de texto, y el entorno de desarrollo moderno es capaz de compactar todo en un único programa (desarrollo, compilación y debug)</text:p>
      <text:p text:style-name="Standard"/>
      <text:p text:style-name="Standard">14. <text:span text:style-name="T1">¿Cómo manejaba la información el depurador en las primeras etapas de la informática?</text:span></text:p>
      <text:p text:style-name="P11">Mezcla el código máquina con el código fuente.</text:p>
      <text:p text:style-name="Standard"/>
      <text:p text:style-name="P12">15. ¿Qué componentes de un entorno de desarrollo han tenido una evolución más aparente según el texto?</text:p>
      <text:p text:style-name="P13">El entorno cliente (interacciones con usuario).</text:p>
      <text:p text:style-name="P14"/>
      <text:p text:style-name="P14"/>
      <text:p text:style-name="P2">4. TIPOS DE ENTORNOS DE DESARROLLO</text:p>
      <text:p text:style-name="P2">4.1. ENTORNOS LIBRES</text:p>
      <text:p text:style-name="P2">4.2. ENTORNOS PROPIETARIOS</text:p>
      <text:p text:style-name="P2">4.3. ENTORNOS DE DESARROLLO MÁS POPULARES</text:p>
      <text:p text:style-name="P15">1. <text:span text:style-name="T1">¿Cuáles son las tres clasificaciones principales de los entornos de desarrollo mencionadas en el texto?</text:span></text:p>
      <text:p text:style-name="P16">El número de lenguajes soportados, plataformas soportadas y tipo de licencia</text:p>
      <text:p text:style-name="Standard"/>
      <text:p text:style-name="Standard">2. <text:span text:style-name="T1">¿Qué caracteriza a los entornos de desarrollo libres?</text:span></text:p>
      <text:p text:style-name="P16">Son gratuitos</text:p>
      <text:p text:style-name="Standard"/>
      <text:p text:style-name="Standard">3. <text:span text:style-name="T1">¿Qué ejemplos de entornos de desarrollo libres se mencionan en el texto?</text:span></text:p>
      <text:p text:style-name="P17">NetBeans, Eclipse, Android Studio y otros.</text:p>
      <text:p text:style-name="Standard"/>
      <text:p text:style-name="Standard">4. <text:span text:style-name="T1">¿Qué caracteriza a los entornos de desarrollo propietarios?</text:span></text:p>
      <text:p text:style-name="P18">Son de pago, necesitan licencia.</text:p>
      <text:p text:style-name="Standard"/>
      <text:p text:style-name="Standard">5. <text:span text:style-name="T1">¿Cuál es el entorno de desarrollo propietario más conocido y utilizado según el texto?</text:span></text:p>
      <text:p text:style-name="P18">Visual Studio, ya que utiliza el Framework .NET</text:p>
      <text:p text:style-name="Standard"/>
      <text:p text:style-name="Standard"><text:soft-page-break/>6. <text:span text:style-name="T1">¿Qué características tiene C++ Builder?</text:span></text:p>
      <text:p text:style-name="P18">Nació a partir de Turbo C++, es software de propietario (pago/licencia)</text:p>
      <text:p text:style-name="Standard"/>
      <text:p text:style-name="Standard">7. <text:span text:style-name="T1">¿Qué hace que Eclipse sea uno de los entornos Java más utilizados?</text:span></text:p>
      <text:p text:style-name="P18">Sus plugins y funcionalidades a medida que se necesitan.</text:p>
      <text:p text:style-name="Standard"/>
      <text:p text:style-name="Standard">8. <text:span text:style-name="T1">¿Qué diferencia a JCreator de otros IDEs?</text:span></text:p>
      <text:p text:style-name="P19">Omite herramientas para desarrollos gráficos, lo que lo hace más rápido y eficiente.</text:p>
      <text:p text:style-name="Standard"/>
      <text:p text:style-name="Standard">9. <text:span text:style-name="T1">¿Qué ediciones de IntelliJ IDEA están disponibles y cuáles son sus orientaciones?</text:span></text:p>
      <text:p text:style-name="P20">Community Edition y Ultimate Edition.</text:p>
      <text:p text:style-name="Standard"/>
      <text:p text:style-name="Standard">10. <text:span text:style-name="T1">¿Qué lenguajes de programación soporta Android Studio?</text:span></text:p>
      <text:p text:style-name="P20">Java, C++ y Kotlin</text:p>
      <text:p text:style-name="Standard"/>
      <text:p text:style-name="P2">5. FRAMEWORKS Y RTE's</text:p>
      <text:p text:style-name="P2">5.1 FRAMEWORKS</text:p>
      <text:p text:style-name="P2">5.2. ENTORNO DE EJECUCIÓN (RTE, RUNTIME ENVIRONMENT)</text:p>
      <text:p text:style-name="Standard">1. <text:span text:style-name="T1">¿Qué es un framework y cuál es su propósito principal?</text:span></text:p>
      <text:p text:style-name="P21"><text:span text:style-name="T5">Es una estructura de ayuda al programador, <text:s/>y su propósito es facilita rel desarrollo de software al ofrecer componentes reutilizables y un standar de arquitectura predefinida.</text:span></text:p>
      <text:p text:style-name="P21"/>
      <text:p text:style-name="Standard">2. <text:span text:style-name="T1">¿Cuáles son algunas ventajas de utilizar un framework?</text:span></text:p>
      <text:p text:style-name="P22">Ejecución en varios SO, desarrollo rápido, reutilización de código y Diseño uniforme</text:p>
      <text:p text:style-name="Standard"/>
      <text:p text:style-name="Standard">3. <text:span text:style-name="T1">¿Qué inconvenientes se mencionan sobre el uso de frameworks?</text:span></text:p>
      <text:p text:style-name="P23">Gran dependendica del código sobre el framework, y el gran consumo de recursos del sistema.</text:p>
      <text:p text:style-name="Standard"/>
      <text:p text:style-name="Standard">4. <text:span text:style-name="T1">¿Qué ejemplos de frameworks se mencionan en el texto?</text:span></text:p>
      <text:p text:style-name="Standard">.<text:span text:style-name="T6">NET y Spring, y se pueden añadir o tros como Angular, React o Django.</text:span></text:p>
      <text:p text:style-name="Standard"/>
      <text:p text:style-name="Standard">5. <text:span text:style-name="T1">¿Qué es un entorno de ejecución (RTE)?</text:span></text:p>
      <text:p text:style-name="P24">Servicio de máquina virtual que sirve como base Software para la ejecución dep rogramas.</text:p>
      <text:p text:style-name="Standard"/>
      <text:p text:style-name="Standard">6. <text:span text:style-name="T1">¿Qué funciones realiza un entorno de ejecución durante la ejecución de programas?</text:span></text:p>
      <text:p text:style-name="P25">Configurar la memoria disponible, enlazar archivos con bibliotecas existentes y sub-programas creados y depurar los programas (errores semánticos)</text:p>
      <text:p text:style-name="Standard"/>
      <text:p text:style-name="Standard">7. <text:span text:style-name="T1">¿De qué componentes está formado un entorno de ejecución?</text:span></text:p>
      <text:p text:style-name="P25">Máquina virtual y APIs</text:p>
      <text:p text:style-name="Standard"/>
      <text:p text:style-name="Standard">8. <text:span text:style-name="T1">¿Cómo funciona un entorno de ejecución como intermediario?</text:span></text:p>
      <text:p text:style-name="P25">Entre el lenguaje fuente y el SO, ejecutando las aplicaciones.</text:p>
      <text:p text:style-name="Standard"/>
      <text:p text:style-name="Standard">9. <text:span text:style-name="T1">¿Por qué no es suficiente un entorno de ejecución para desarrollar nuevas aplicaciones?</text:span></text:p>
      <text:p text:style-name="P25">-</text:p>
      <text:p text:style-name="Standard"/>
      <text:p text:style-name="Standard">10. <text:span text:style-name="T1">¿Qué se necesita además de un entorno de ejecución para desarrollar aplicaciones?</text:span></text:p>
      <text:p text:style-name="P25">Un IDE</text:p>
      <text:p text:style-name="Standard"/>
      <text:p text:style-name="Standard">Una API (Interfaz de Programación de Aplicaciones, por sus siglas en inglés) es un</text:p>
      <text:p text:style-name="Standard">conjunto de definiciones y protocolos que permiten que diferentes aplicaciones</text:p>
      <text:p text:style-name="Standard"><text:soft-page-break/>de software se comuniquen entre sí. Aquí tienes algunos puntos clave sobre las</text:p>
      <text:p text:style-name="P7">APIs:</text:p>
      <text:p text:style-name="Standard"><text:span text:style-name="T1">1. Interfaz</text:span>: Proporciona una forma estandarizada para que los programas interactúen, sin necesidad de que los desarrolladores conozcan los detalles internos de las aplicaciones con las que están interactuando.</text:p>
      <text:p text:style-name="Standard"><text:span text:style-name="T1">2. Funciones</text:span>: Las APIs pueden ofrecer funciones específicas, como acceder a datos, realizar operaciones o interactuar con servicios externos.</text:p>
      <text:p text:style-name="Standard"><text:span text:style-name="T1">3. Tipos</text:span>: Existen varios tipos de APIs, como las APIs web (que permiten la comunicación a través de la web), las APIs de sistema operativo (que permiten interactuar con el sistema operativo) y las APIs de bibliotecas (que permiten usar funciones de bibliotecas de software).</text:p>
      <text:p text:style-name="Standard"><text:span text:style-name="T1">4. Ejemplo</text:span>: Un ejemplo común es la API de Google Maps, que permite a los desarrolladores integrar mapas y funciones de geolocalización en sus propias aplicaciones.</text:p>
      <text:p text:style-name="Standard">En resumen, una API facilita la integración y la comunicación entre diferentes sistemas y aplicaciones, haciendo posible que trabajen juntos de manera eficiente.</text:p>
      <text:p text:style-name="Standard"/>
      <text:p text:style-name="Standard"/>
      <text:p text:style-name="P2">6 .NET FRAMEWORK</text:p>
      <text:p text:style-name="Standard">1. <text:span text:style-name="T1">¿Qué es .NET y cuál es su propósito principal?</text:span></text:p>
      <text:p text:style-name="P25">Es una plataforma de Microsoft que permite combinar código de diferentes lenguajes. </text:p>
      <text:p text:style-name="Standard"/>
      <text:p text:style-name="Standard">2. <text:span text:style-name="T1">¿Cuáles son algunas de las tareas que realiza .NET?</text:span></text:p>
      <text:p text:style-name="P25">Traducir el código y definir un conjunto de tipos de datos básicos.</text:p>
      <text:p text:style-name="Standard"/>
      <text:p text:style-name="Standard">3. <text:span text:style-name="T1">¿Qué componentes principales tiene .NET Framework?</text:span></text:p>
      <text:p text:style-name="P25">CLR (Common Languajge Runtime) y Biblioteca de Clases.</text:p>
      <text:p text:style-name="Standard"/>
      <text:p text:style-name="Standard">4. <text:span text:style-name="T1">¿Qué es el Common Language Runtime (CLR) y cuál es su función?</text:span></text:p>
      <text:p text:style-name="P26">Es un entorno de jeecución para los códigos de los programas que corren sobre .NET, y se encarga de compilar el código intermedio (CIL)</text:p>
      <text:p text:style-name="Standard"/>
      <text:p text:style-name="Standard">5. <text:span text:style-name="T1">¿Qué es la Common Intermediate Language (CIL)?</text:span></text:p>
      <text:p text:style-name="P26">Anteriormente llamado MSIL, traduce el código medio al código máquina nativo medinate un compilador en tiepmo de ejecución.</text:p>
      <text:p text:style-name="Standard"/>
      <text:p text:style-name="Standard">6. <text:span text:style-name="T1">¿Qué especificación define las reglas para crear código compatible con el CLR?</text:span></text:p>
      <text:p text:style-name="Standard"/>
      <text:p text:style-name="Standard"/>
      <text:p text:style-name="Standard">7. ¿Cómo logra .NET la independencia de la plataforma de hardware?</text:p>
      <text:p text:style-name="Standard"/>
      <text:p text:style-name="Standard"/>
      <text:p text:style-name="Standard">8. ¿Qué es la Biblioteca de Clases Base (BCL) y qué funciones maneja?</text:p>
      <text:p text:style-name="Standard"/>
      <text:p text:style-name="Standard"/>
      <text:p text:style-name="Standard">9. ¿Qué lenguajes de programación son compatibles con .NET Framework?</text:p>
      <text:p text:style-name="Standard"/>
      <text:p text:style-name="Standard"/>
      <text:p text:style-name="Standard">10. ¿Cómo se integra una aplicación desarrollada en .NET con otras aplicaciones y servicios basados en .NE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9:17:43.970000000</meta:creation-date>
    <dc:date>2024-10-10T15:56:11.697000000</dc:date>
    <meta:editing-duration>PT1H14M40S</meta:editing-duration>
    <meta:editing-cycles>26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116" meta:word-count="1377" meta:character-count="8804" meta:non-whitespace-character-count="7530"/>
  </office:meta>
</office:document-meta>
</file>